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Garamond" officeooo:rsid="0013f1a4" officeooo:paragraph-rsid="001ceeef" fo:background-color="transparent" style:font-name-complex="Garamond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6" style:family="paragraph" style:parent-style-name="Standard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17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3b4dd2" officeooo:paragraph-rsid="003b4dd2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373b10" fo:hyphenate="false" fo:hyphenation-remain-char-count="2" fo:hyphenation-push-char-count="2"/>
    </style:style>
    <style:style style:name="P2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2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5pt" style:text-underline-style="none" fo:font-weight="bold" officeooo:rsid="0013f1a4" officeooo:paragraph-rsid="0019f68e" fo:background-color="transparent" style:font-size-asian="15pt" style:font-weight-asian="bold" style:font-name-complex="Garamond" style:font-size-complex="15pt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34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35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496610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373b10" fo:background-color="transparent" style:font-name-complex="Garamond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4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5e8c1" officeooo:paragraph-rsid="0045e8c1" fo:background-color="transparent" style:font-name-complex="Garamond" fo:hyphenate="false" fo:hyphenation-remain-char-count="2" fo:hyphenation-push-char-count="2"/>
    </style:style>
    <style:style style:name="P4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6200f" officeooo:paragraph-rsid="0046200f" fo:background-color="transparent" style:font-name-complex="Garamond" fo:hyphenate="false" fo:hyphenation-remain-char-count="2" fo:hyphenation-push-char-count="2"/>
    </style:style>
    <style:style style:name="P4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6f756" officeooo:paragraph-rsid="0046f756" fo:background-color="transparent" style:font-name-complex="Garamond" fo:hyphenate="false" fo:hyphenation-remain-char-count="2" fo:hyphenation-push-char-count="2"/>
    </style:style>
    <style:style style:name="P5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7a4a9" fo:background-color="transparent" style:font-name-complex="Garamond" fo:hyphenate="false" fo:hyphenation-remain-char-count="2" fo:hyphenation-push-char-count="2"/>
    </style:style>
    <style:style style:name="P5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3e5d" fo:background-color="transparent" style:font-name-complex="Garamond" fo:hyphenate="false" fo:hyphenation-remain-char-count="2" fo:hyphenation-push-char-count="2"/>
    </style:style>
    <style:style style:name="P5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6610" fo:background-color="transparent" style:font-name-complex="Garamond" fo:hyphenate="false" fo:hyphenation-remain-char-count="2" fo:hyphenation-push-char-count="2"/>
    </style:style>
    <style:style style:name="P5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6pt" style:text-underline-style="none" fo:font-weight="bold" officeooo:rsid="0013f1a4" officeooo:paragraph-rsid="001ceeef" fo:background-color="transparent" style:font-size-asian="16pt" style:font-weight-asian="bold" style:font-name-complex="Garamond" style:font-size-complex="16pt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5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5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c22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c84a3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31aaa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33590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3f1a4" officeooo:paragraph-rsid="001ceeef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b4dd2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officeooo:rsid="0020834d" officeooo:paragraph-rsid="001ceeef" style:letter-kerning="true" fo:background-color="#ffff00" style:font-name-asian="Droid Sans Fallback1" style:font-size-asian="12pt" style:language-asian="zh" style:country-asian="CN" style:font-name-complex="Garamond" style:font-size-complex="12pt" style:language-complex="hi" style:country-complex="IN" fo:hyphenate="false" fo:hyphenation-remain-char-count="2" fo:hyphenation-push-char-count="2"/>
    </style:style>
    <style:style style:name="P7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60ea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e453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4506ea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7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386e3" officeooo:paragraph-rsid="0041a1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transparent" fo:hyphenate="false" fo:hyphenation-remain-char-count="2" fo:hyphenation-push-char-count="2"/>
    </style:style>
    <style:style style:name="P7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223cea" officeooo:paragraph-rsid="00360ea4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223cea" officeooo:paragraph-rsid="00360ea4" fo:background-color="transparent" style:font-size-asian="12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7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8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8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8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8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8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8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1ceeef" fo:background-color="transparent" style:font-name-complex="Garamond" fo:hyphenate="false" fo:hyphenation-remain-char-count="2" fo:hyphenation-push-char-count="2"/>
    </style:style>
    <style:style style:name="P8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6610" fo:background-color="transparent" style:font-name-complex="Garamond" fo:hyphenate="false" fo:hyphenation-remain-char-count="2" fo:hyphenation-push-char-count="2"/>
    </style:style>
    <style:style style:name="P8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8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360ea4" fo:background-color="transparent" fo:hyphenate="false" fo:hyphenation-remain-char-count="2" fo:hyphenation-push-char-count="2"/>
    </style:style>
    <style:style style:name="P8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90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91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92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93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94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95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96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97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98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99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100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101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102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103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04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0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6f756" officeooo:paragraph-rsid="0047a4a9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0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b458f" officeooo:paragraph-rsid="004b458f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0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4b458f" officeooo:paragraph-rsid="004b458f" fo:background-color="transparent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fo:font-style="normal" style:text-underline-style="none" fo:font-weight="bold" officeooo:rsid="00373b10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3" style:family="text">
      <style:text-properties style:font-name="Garamond" fo:font-size="15pt" fo:font-style="normal" style:text-underline-style="none" fo:font-weight="bold" officeooo:rsid="0040870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4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5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6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7" style:family="text">
      <style:text-properties officeooo:rsid="0013f1a4"/>
    </style:style>
    <style:style style:name="T28" style:family="text">
      <style:text-properties officeooo:rsid="00174ae6"/>
    </style:style>
    <style:style style:name="T29" style:family="text">
      <style:text-properties officeooo:rsid="001790bd"/>
    </style:style>
    <style:style style:name="T30" style:family="text">
      <style:text-properties fo:font-size="12pt" officeooo:rsid="0013f1a4" style:font-size-asian="12pt" style:font-size-complex="12pt"/>
    </style:style>
    <style:style style:name="T31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3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5" style:family="text">
      <style:text-properties fo:font-size="12pt" officeooo:rsid="0013f1a4" style:font-name-asian="Garamond" style:font-size-asian="12pt" style:font-size-complex="12pt"/>
    </style:style>
    <style:style style:name="T36" style:family="text">
      <style:text-properties officeooo:rsid="0019221a"/>
    </style:style>
    <style:style style:name="T37" style:family="text">
      <style:text-properties officeooo:rsid="0019f68e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9f68e"/>
    </style:style>
    <style:style style:name="T40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2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3" style:family="text">
      <style:text-properties fo:color="#000000" style:font-name="Garamond" style:text-underline-style="none" officeooo:rsid="00344ff2" fo:background-color="transparent" loext:char-shading-value="0" style:font-name-complex="Garamond"/>
    </style:style>
    <style:style style:name="T44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5" style:family="text">
      <style:text-properties style:font-name="Garamond1"/>
    </style:style>
    <style:style style:name="T46" style:family="text">
      <style:text-properties officeooo:rsid="00223cea"/>
    </style:style>
    <style:style style:name="T47" style:family="text">
      <style:text-properties officeooo:rsid="002386e3"/>
    </style:style>
    <style:style style:name="T48" style:family="text">
      <style:text-properties officeooo:rsid="002659b6"/>
    </style:style>
    <style:style style:name="T49" style:family="text">
      <style:text-properties officeooo:rsid="00269993"/>
    </style:style>
    <style:style style:name="T50" style:family="text">
      <style:text-properties officeooo:rsid="0027d615"/>
    </style:style>
    <style:style style:name="T51" style:family="text">
      <style:text-properties officeooo:rsid="0029bf20"/>
    </style:style>
    <style:style style:name="T52" style:family="text">
      <style:text-properties officeooo:rsid="002bed98"/>
    </style:style>
    <style:style style:name="T53" style:family="text">
      <style:text-properties fo:font-size="15pt" style:text-underline-style="none" officeooo:rsid="0019f68e" style:font-size-asian="15pt" style:font-size-complex="15pt"/>
    </style:style>
    <style:style style:name="T54" style:family="text">
      <style:text-properties officeooo:rsid="002e4346"/>
    </style:style>
    <style:style style:name="T55" style:family="text">
      <style:text-properties officeooo:rsid="00316598"/>
    </style:style>
    <style:style style:name="T56" style:family="text">
      <style:text-properties officeooo:rsid="00335905"/>
    </style:style>
    <style:style style:name="T57" style:family="text">
      <style:text-properties style:font-size-asian="12pt"/>
    </style:style>
    <style:style style:name="T58" style:family="text">
      <style:text-properties officeooo:rsid="00335905" style:font-size-asian="12pt"/>
    </style:style>
    <style:style style:name="T59" style:family="text">
      <style:text-properties officeooo:rsid="003fe6a7"/>
    </style:style>
    <style:style style:name="T60" style:family="text">
      <style:text-properties officeooo:rsid="0041a146"/>
    </style:style>
    <style:style style:name="T61" style:family="text">
      <style:text-properties officeooo:rsid="0041dec8"/>
    </style:style>
    <style:style style:name="T62" style:family="text">
      <style:text-properties officeooo:rsid="00431aaa"/>
    </style:style>
    <style:style style:name="T63" style:family="text">
      <style:text-properties officeooo:rsid="0045e8c1"/>
    </style:style>
    <style:style style:name="T64" style:family="text">
      <style:text-properties officeooo:rsid="0046f756"/>
    </style:style>
    <style:style style:name="T65" style:family="text">
      <style:text-properties officeooo:rsid="0047a4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1"/>
      <text:p text:style-name="P1"/>
      <text:p text:style-name="P1"/>
      <text:p text:style-name="P1"/>
      <text:p text:style-name="P1"><text:s/></text:p>
      <text:h text:style-name="P17" text:outline-level="1">PROG5 - Projet logiciel <text:line-break/>2014-2015</text:h>
      <text:p text:style-name="P2"/>
      <text:p text:style-name="P2"/>
      <text:p text:style-name="P2"/>
      <text:p text:style-name="P1"><text:span text:style-name="T27">Journal</text:span> </text:p>
      <text:p text:style-name="P3"/>
      <text:p text:style-name="P3"/>
      <text:p text:style-name="P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 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Janvier 2015</text:p>
      <text:p text:style-name="P6">******** Lundi 5 Janvier ******** </text:p>
      <text:p text:style-name="P6"/>
      <text:p text:style-name="P5"/>
      <text:list xml:id="list2833336640001541448" text:style-name="L1">
        <text:list-item>
          <text:p text:style-name="P91">Mise en place du Github</text:p>
        </text:list-item>
        <text:list-item>
          <text:p text:style-name="P93">Analyse du sujet</text:p>
        </text:list-item>
        <text:list-item>
          <text:p text:style-name="P94">Ana<text:span text:style-name="T45">lyse du code source fourni :</text:span></text:p>
        </text:list-item>
      </text:list>
      <text:list xml:id="list1388180844490216049" text:style-name="L2">
        <text:list-item>
          <text:p text:style-name="P92">D<text:span text:style-name="T48">é</text:span>termination du rôle joué par chaque fichier</text:p>
        </text:list-item>
        <text:list-item>
          <text:p text:style-name="P97"><text:span text:style-name="T12">Analyse d</text:span><text:span text:style-name="T13">u mode de stockage des registres en des status du simulateur</text:span></text:p>
        </text:list-item>
        <text:list-item>
          <text:p text:style-name="P98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115338460019386" text:continue-list="list2833336640001541448" text:style-name="L1">
        <text:list-item>
          <text:p text:style-name="P99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99"><text:span text:style-name="T10">Répartition du travail en fonction des fichiers à traiter 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4"/>
      <text:p text:style-name="P14">******** Mardi 6 Janvier ******** </text:p>
      <text:p text:style-name="P14">******** Avancement ******** </text:p>
      <text:p text:style-name="P14"/>
      <text:p text:style-name="P22"/>
      <text:p text:style-name="P18"><text:span text:style-name="T28">A</text:span>nalyse de la doc<text:span text:style-name="T29">umentation ARM_v5</text:span> <text:span text:style-name="T28">relative à :</text:span></text:p>
      <text:list xml:id="list6714890605943099178" text:style-name="L3">
        <text:list-item>
          <text:p text:style-name="P95">Mode d'adressage et fetch des instructions de la m<text:span text:style-name="T49">é</text:span>moire vers les registres.</text:p>
        </text:list-item>
        <text:list-item>
          <text:p text:style-name="P96">D<text:span text:style-name="T59">é</text:span>terminer la partie commune de la lecture et de l'analyse de <text:span text:style-name="T36">toutes les </text:span>instruction<text:span text:style-name="T36">s et des conditions de différenciation des modes d'adressage </text:span>:</text:p>
          <text:p text:style-name="P102">- <text:span text:style-name="T27">arm_instruction.c<text:tab/><text:tab/>:</text:span> <text:span text:style-name="T31">SELLAM</text:span><text:span text:style-name="T33"> Louis</text:span></text:p>
        </text:list-item>
        <text:list-item>
          <text:p text:style-name="P95">Determination des algorithmes de traitement de chaque type d'instruction :</text:p>
          <text:p text:style-name="P103">- <text:span text:style-name="T27">arm_branch_other.c<text:tab/>:</text:span><text:span text:style-name="T30"> </text:span><text:span text:style-name="T32">COUTAUD</text:span><text:span text:style-name="T34"> Ulysse</text:span></text:p>
          <text:p text:style-name="P103"><text:span text:style-name="T34">- arm_load_store.c<text:tab/><text:tab/>: </text:span><text:span text:style-name="T31">OCHIER</text:span><text:span text:style-name="T33"> Sebastien</text:span></text:p>
          <text:p text:style-name="P104">- <text:span text:style-name="T27">arm_data_processing.c<text:tab/>:</text:span><text:span text:style-name="T30"> </text:span><text:span text:style-name="T32">SID-LAKHDAR</text:span><text:span text:style-name="T35"> <text:s/></text:span><text:span text:style-name="T30">Riyane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><text:soft-page-break/></text:p>
      <text:p text:style-name="P10">******** Mercredi 7 Janvier ******** </text:p>
      <text:p text:style-name="P10">******** Avancement ******** </text:p>
      <text:p text:style-name="P8"/>
      <text:p text:style-name="P31"><text:span text:style-name="T38">. <text:s text:c="2"/></text:span><text:span text:style-name="T53">arm_instruction :</text:span></text:p>
      <text:p text:style-name="P23"/>
      <text:p text:style-name="P57">Mise en place d<text:span text:style-name="T52">'une</text:span> première version.</text:p>
      <text:p text:style-name="P59">Elaboration de la structure du programme avec un ensemble de fonctions (non impl<text:span text:style-name="T56">an</text:span>tées).</text:p>
      <text:p text:style-name="P58">Début de l'impl<text:span text:style-name="T56">antation</text:span> des fonctions.</text:p>
      <text:p text:style-name="P37"/>
      <text:p text:style-name="P24"><text:span text:style-name="T21">. <text:s text:c="2"/></text:span><text:span text:style-name="T24">arm_data_processing :</text:span></text:p>
      <text:p text:style-name="P80"/>
      <text:p text:style-name="P45">Mise en place de l'algorithme de traitement d'instructions « data processing » :</text:p>
      <text:p text:style-name="P45">Implantation du parseur d'instruction (non exhaustif).</text:p>
      <text:p text:style-name="P45"><text:span text:style-name="T46">Réalisation de</text:span> chaque <text:span text:style-name="T46">type d'opération</text:span>.</text:p>
      <text:p text:style-name="P46">Sauvegarde des r<text:span text:style-name="T50">é</text:span>sultats de l'op<text:span text:style-name="T50">é</text:span>ration en fonction du types d'op<text:span text:style-name="T50">é</text:span>ration et du bit S (mise à jours du registre CPSR)</text:p>
      <text:p text:style-name="P41"/>
      <text:p text:style-name="P24"><text:span text:style-name="T21">. <text:s text:c="2"/></text:span><text:span text:style-name="T24">arm_load_store :</text:span></text:p>
      <text:p text:style-name="P32"/>
      <text:p text:style-name="P41">Mise en place des algorithmes du traitement des pre(post)-incr<text:span text:style-name="T50">é</text:span>ments d'adresses imm<text:span text:style-name="T50">é</text:span>diate<text:span text:style-name="T50">s</text:span>, ou par registres.</text:p>
      <text:p text:style-name="P47">Analyse de la documentation p.458 Afin de trouver des correspondances entre les différents mode d'adressages dans le but de factoriser le code.</text:p>
      <text:p text:style-name="P47">Le mode d'adressage des Loads/Stores simples est géré par le code fourni pendant cette journée.</text:p>
      <text:p text:style-name="P41"/>
      <text:p text:style-name="P29"><text:span text:style-name="T26">. <text:s text:c="2"/></text:span><text:span text:style-name="T25">arm_branch_other :</text:span></text:p>
      <text:p text:style-name="P80"/>
      <text:p text:style-name="P76"><text:tab/></text:p>
      <text:p text:style-name="P3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<text:soft-page-break/></text:p>
      <text:p text:style-name="P6">******** Jeudi 8 Janvier ******** </text:p>
      <text:p text:style-name="P6">******** Avancement ******** </text:p>
      <text:p text:style-name="P9"/>
      <text:p text:style-name="P30"><text:span text:style-name="T38">. <text:s text:c="2"/></text:span><text:span text:style-name="T53">arm_instruction :</text:span></text:p>
      <text:p text:style-name="P82"/>
      <text:p text:style-name="P67">Prise de décision avec les autres membres pour dé<text:span text:style-name="T55">c</text:span>ider <text:span text:style-name="T56">de </text:span>la vérification des sous catégories.</text:p>
      <text:p text:style-name="P68">Suite des <text:span text:style-name="T57">impl</text:span><text:span text:style-name="T58">antation</text:span> des fonctions.</text:p>
      <text:p text:style-name="P36"/>
      <text:p text:style-name="P25"><text:span text:style-name="T21">. <text:s text:c="2"/></text:span><text:span text:style-name="T24">arm_data_processing :</text:span></text:p>
      <text:p text:style-name="P87"/>
      <text:p text:style-name="P55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 </text:span><text:span text:style-name="T16">:</text:span></text:p>
      <text:list xml:id="list7931301381491407906" text:style-name="L4">
        <text:list-item>
          <text:p text:style-name="P100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40">(</text:span><text:span text:style-name="T43">5 </text:span><text:span text:style-name="T40">cas)</text:span></text:p>
        </text:list-item>
        <text:list-item>
          <text:p text:style-name="P101"><text:span text:style-name="T40">Representé par un </text:span><text:span text:style-name="T44">registre</text:span><text:span text:style-name="T40"> </text:span><text:span text:style-name="T41">+ d</text:span><text:span text:style-name="T42">é</text:span><text:span text:style-name="T41">calage ou rotation imm</text:span><text:span text:style-name="T42">é</text:span><text:span text:style-name="T41">diat ou registre </text:span><text:span text:style-name="T40">(</text:span><text:span text:style-name="T43">11</text:span><text:span text:style-name="T40"> cas)</text:span></text:p>
        </text:list-item>
      </text:list>
      <text:p text:style-name="P40"/>
      <text:p text:style-name="P25"><text:span text:style-name="T21">. <text:s text:c="2"/></text:span><text:span text:style-name="T9">arm_load_store :</text:span></text:p>
      <text:p text:style-name="P84"/>
      <text:p text:style-name="P47">Analyse des différents cas d'adressage de la mémoire pour les Extra Loads/Stores, (utilisation de la documentation page 473 dans la section « Addressing Mode 3 – Miscellaneous Loads and Stores ».</text:p>
      <text:p text:style-name="P47">Factorisation du code visant au traitement de ces adresses.</text:p>
      <text:p text:style-name="P44">Mise en place des algorithmes des "Miscellaneous Load/Store".</text:p>
      <text:p text:style-name="P42"/>
      <text:p text:style-name="P28"><text:span text:style-name="T26">. <text:s text:c="2"/></text:span><text:span text:style-name="T8">arm_branch_other :</text:span></text:p>
      <text:p text:style-name="P33"><text:tab/></text:p>
      <text:p text:style-name="P89">Premiere implémentation de Branch et Branch and Link</text:p>
      <text:p text:style-name="P70">Implémentation de Branch Link and eXchange (sauf fonctionnalité changement de jeu d'instruction en Thumb).</text:p>
      <text:p text:style-name="P69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Vendredi 9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82"/>
      <text:p text:style-name="P60">Affichage des valeurs et variables nécessaires pour le debbuging.</text:p>
      <text:p text:style-name="P60">Optimisation du code <text:span text:style-name="T54">et ajout de commentaires</text:span>.</text:p>
      <text:p text:style-name="P60">Première version stable et sans bug de arm_instruction.</text:p>
      <text:p text:style-name="P63">Premiers tests effectués (avec tests fournis).</text:p>
      <text:p text:style-name="P63"/>
      <text:p text:style-name="P36"/>
      <text:p text:style-name="P25"><text:span text:style-name="T21">. <text:s text:c="2"/></text:span><text:span text:style-name="T24">arm_data_processing :</text:span></text:p>
      <text:p text:style-name="P79"/>
      <text:p text:style-name="P56">Implantation de l'interface utilisateur : Affichage du type d'op<text:span text:style-name="T51">é</text:span>ration, bit I, bit S, type de l'op<text:span text:style-name="T51">é</text:span>rande 2 et la valeur des op<text:span text:style-name="T51">é</text:span>rand<text:span text:style-name="T51">es</text:span> 1 et 2.</text:p>
      <text:p text:style-name="P56">Test de toutes les commandes de type «data_processing»</text:p>
      <text:p text:style-name="P42"/>
      <text:p text:style-name="P25"><text:span text:style-name="T21">. <text:s text:c="2"/></text:span><text:span text:style-name="T9">arm_load_store :</text:span></text:p>
      <text:p text:style-name="P44"/>
      <text:p text:style-name="P44"><text:span text:style-name="T63">Réalisation de différents tests sur les Loads/Stores simples. Résolution d'un bug d'accès aux différentes sections du code en fonction du code binaire de l'instruction, m</text:span>odification des codes conditions afin d'appliquer le bon traitement à l'adresse.</text:p>
      <text:p text:style-name="P44"/>
      <text:p text:style-name="P28"><text:span text:style-name="T26">. <text:s text:c="2"/></text:span><text:span text:style-name="T8">arm_branch_other :</text:span></text:p>
      <text:p text:style-name="P79"/>
      <text:p text:style-name="P64">Tests et corrections sur B et BL.</text:p>
      <text:p text:style-name="P64">Implémentation de l'analyse des instructions miscellaneous pour appeler les fonctions correspondantes (BLX, MSR, MRS...).</text:p>
      <text:p text:style-name="P65">Mise en place de la trace d'exécution sur B, BL et BLX.</text:p>
      <text:p text:style-name="P21"><text:tab/><text:tab/></text:p>
      <text:p text:style-name="P39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Samedi 10 Janvier ******** </text:p>
      <text:p text:style-name="P6">******** Avancement ******** </text:p>
      <text:p text:style-name="P6"/>
      <text:p text:style-name="P88">Mise à jour du fichier «descriptif du code.odt» relatif au code de traitement d'instruction «data_processing».</text:p>
      <text:p text:style-name="P78">Mise à jour du fichier «<text:span text:style-name="T47">liste des fonctionalites</text:span>.odt» relatif au code de traitement d'instruction «data_processing».</text:p>
      <text:p text:style-name="P77">Mise à jour du fichier «<text:span text:style-name="T47">liste des tests</text:span>.odt» relatif au code de traitement d'instruction «data_processing».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Lundi 12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82"/>
      <text:p text:style-name="P75">Version finale <text:span text:style-name="T60">finie</text:span>. Passage à arm_branch_other et à arm_exception.</text:p>
      <text:p text:style-name="P36"/>
      <text:p text:style-name="P25"><text:span text:style-name="T21">. <text:s text:c="2"/></text:span><text:span text:style-name="T24">arm_data_processing :</text:span></text:p>
      <text:p text:style-name="P79"/>
      <text:p text:style-name="P72">Fin des test : implantation du test pour les instruction avec mise à jours du registre statuts (CPSR). <text:s text:c="2"/>Implantation du fichier «Examples/exampleDataProcessingSave.s»</text:p>
      <text:p text:style-name="P53"/>
      <text:p text:style-name="P26"><text:span text:style-name="T21">. <text:s text:c="2"/></text:span><text:span text:style-name="T9">arm_load_store :</text:span></text:p>
      <text:p text:style-name="P43"/>
      <text:p text:style-name="P48">Réalisation d'un jeu de test plus complet et plus propre afin de tester toutes les instructions demandées par le sujet. <text:span text:style-name="T65">Mise en place d'un système de traces afin de visualiser plus facilement toutes les informations nécessaires.</text:span></text:p>
      <text:p text:style-name="P42"/>
      <text:p text:style-name="P28"><text:span text:style-name="T26">. <text:s text:c="2"/></text:span><text:span text:style-name="T8">arm_branch_other :</text:span></text:p>
      <text:p text:style-name="P79"/>
      <text:p text:style-name="P73">Implémentation <text:span text:style-name="T65">de l'</text:span>instruction M<text:span text:style-name="T65">RS</text:span> (depuis <text:span text:style-name="T65">un</text:span> registre et/<text:span text:style-name="T65">ou un</text:span> immédiat). <text:span text:style-name="T64">Débogage de cette instruction MRS. </text:span></text:p>
      <text:p text:style-name="P73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81"/>
      <text:p text:style-name="P74">Implantation du cas de l'exception : UNDEFINED_INSTRUCTION.</text:p>
      <text:p text:style-name="P74">Probléme lors du test de cette implantation : <text:span text:style-name="T61">Nous n'</text:span>arriv<text:span text:style-name="T61">ons</text:span> pas à placer le vecteur d'interruption correspondant à l'adresse 0x4</text:p>
      <text:p text:style-name="P39"/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******** Mardi 13 Janvier ******** </text:p>
      <text:p text:style-name="P14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83"/>
      <text:p text:style-name="P62">Fini.</text:p>
      <text:p text:style-name="P36"/>
      <text:p text:style-name="P25"><text:span text:style-name="T21">. <text:s text:c="2"/></text:span><text:span text:style-name="T24">arm_data_processing :</text:span></text:p>
      <text:p text:style-name="P79"/>
      <text:p text:style-name="P71">******** A faire Riyane *************</text:p>
      <text:p text:style-name="P34"/>
      <text:p text:style-name="P34"><text:span text:style-name="T21">. <text:s text:c="2"/></text:span><text:span text:style-name="T9">arm_load_store :</text:span></text:p>
      <text:p text:style-name="P85"/>
      <text:p text:style-name="P50">Codage des instructions et débogage fini.</text:p>
      <text:p text:style-name="P49">Réalisation d'un jeu de test exhaustif pour toutes les instructions implémentées non demandées par le sujet.</text:p>
      <text:p text:style-name="P42"/>
      <text:p text:style-name="P28"><text:span text:style-name="T26">. <text:s text:c="2"/></text:span><text:span text:style-name="T8">arm_branch_other :</text:span></text:p>
      <text:p text:style-name="P79"/>
      <text:p text:style-name="P105">Implémentation de l'instruction non demandée MSR, utilisation de la documentation p. 226. <text:s/>Débogage de cette instruction via un système de trace personnelles permettant de visualiser les différents registres CPSR ou SPSR.</text:p>
      <text:p text:style-name="P61">Affichage des valeurs et variables nécessaires pour le debbuging.</text:p>
      <text:p text:style-name="P61">Optimisation du code <text:span text:style-name="T54">et ajout de commentaires</text:span>.</text:p>
      <text:p text:style-name="P61">Première version stable et sans bug de arm_<text:span text:style-name="T62">branch_other</text:span>.</text:p>
      <text:p text:style-name="P66">Création de tests &amp; p<text:span text:style-name="T54">remiers tests effectués </text:span>avec succès.</text:p>
      <text:p text:style-name="P66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81"/>
      <text:p text:style-name="P106">Resolution du probléme de non chargement par gdb des zones mémoire réservées aux vecteurs d'interruption :</text:p>
      <text:p text:style-name="P106">Nous avons places des vecteurs d'interruption en mémoire à des adresses connues.</text:p>
      <text:p text:style-name="P39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******** Mercredi 14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82"/>
      <text:p text:style-name="P62">Fini.</text:p>
      <text:p text:style-name="P36"/>
      <text:p text:style-name="P25"><text:span text:style-name="T21">. <text:s text:c="2"/></text:span><text:span text:style-name="T24">arm_data_processing :</text:span></text:p>
      <text:p text:style-name="P79"/>
      <text:p text:style-name="P107">Fin de la phase de test et d'optimisation du code.</text:p>
      <text:p text:style-name="P54"/>
      <text:p text:style-name="P35"><text:span text:style-name="T21">. <text:s text:c="2"/></text:span><text:span text:style-name="T9">arm_load_store :</text:span></text:p>
      <text:p text:style-name="P86"/>
      <text:p text:style-name="P52">Codage des instructions et débogage fini.</text:p>
      <text:p text:style-name="P42"/>
      <text:p text:style-name="P28"><text:span text:style-name="T26">. <text:s text:c="2"/></text:span><text:span text:style-name="T8">arm_branch_other :</text:span></text:p>
      <text:p text:style-name="P79"/>
      <text:p text:style-name="P62">Création de nouveaux tests pour couvrir une plus large plage de commande.</text:p>
      <text:p text:style-name="P62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81"/>
      <text:p text:style-name="P106">Phase de test de toutes les exceptions. Implantation du fichier Example/exampleException</text:p>
      <text:p text:style-name="P39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******** Jeudi 15 Janvier ******** </text:p>
      <text:p text:style-name="P6">******** Avancement ******** </text:p>
      <text:p text:style-name="P11"/>
      <text:p text:style-name="P30"><text:span text:style-name="T38">. <text:s text:c="2"/></text:span><text:span text:style-name="T39">arm_instruction :</text:span></text:p>
      <text:p text:style-name="P82"/>
      <text:p text:style-name="P62">Fini.</text:p>
      <text:p text:style-name="P36"/>
      <text:p text:style-name="P25"><text:span text:style-name="T21">. <text:s text:c="2"/></text:span><text:span text:style-name="T24">arm_data_processing :</text:span></text:p>
      <text:p text:style-name="P79"/>
      <text:p text:style-name="P54">******** <text:span text:style-name="T37">A faire Riyane *************</text:span></text:p>
      <text:p text:style-name="P42"/>
      <text:p text:style-name="P25"><text:span text:style-name="T21">. <text:s text:c="2"/></text:span><text:span text:style-name="T9">arm_load_store :</text:span></text:p>
      <text:p text:style-name="P84"/>
      <text:p text:style-name="P50">Codage des instructions et débogage fini.</text:p>
      <text:p text:style-name="P42"/>
      <text:p text:style-name="P28"><text:span text:style-name="T26">. <text:s text:c="2"/></text:span><text:span text:style-name="T8">arm_branch_other :</text:span></text:p>
      <text:p text:style-name="P79"/>
      <text:p text:style-name="P54">******** <text:span text:style-name="T37">A ULYSSE*************</text:span></text:p>
      <text:p text:style-name="P54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81"/>
      <text:p text:style-name="P74"/>
      <text:p text:style-name="P39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******** Vendredi 16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82"/>
      <text:p text:style-name="P62">Fini.</text:p>
      <text:p text:style-name="P36"/>
      <text:p text:style-name="P25"><text:span text:style-name="T21">. <text:s text:c="2"/></text:span><text:span text:style-name="T24">arm_data_processing :</text:span></text:p>
      <text:p text:style-name="P79"/>
      <text:p text:style-name="P54">******** <text:span text:style-name="T37">A faire Riyane *************</text:span></text:p>
      <text:p text:style-name="P42"/>
      <text:p text:style-name="P25"><text:span text:style-name="T21">. <text:s text:c="2"/></text:span><text:span text:style-name="T9">arm_load_store :</text:span></text:p>
      <text:p text:style-name="P84"/>
      <text:p text:style-name="P51">Codage des instructions et débogage fini.</text:p>
      <text:p text:style-name="P42"/>
      <text:p text:style-name="P28"><text:span text:style-name="T26">. <text:s text:c="2"/></text:span><text:span text:style-name="T8">arm_branch_other :</text:span></text:p>
      <text:p text:style-name="P79"/>
      <text:p text:style-name="P54">******** <text:span text:style-name="T37">A ULYSSE*************</text:span></text:p>
      <text:p text:style-name="P54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81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2H46M56S</meta:editing-duration>
    <dc:date>2015-01-14T11:53:37.981280458</dc:date>
    <meta:editing-cycles>44</meta:editing-cycles>
    <meta:generator>LibreOffice/4.2.4.2$Linux_X86_64 LibreOffice_project/420m0$Build-2</meta:generator>
    <dc:creator>sidlakhr </dc:creator>
    <meta:document-statistic meta:table-count="0" meta:image-count="0" meta:object-count="0" meta:page-count="12" meta:paragraph-count="150" meta:word-count="1094" meta:character-count="7495" meta:non-whitespace-character-count="6452"/>
  </office:meta>
</office:document-meta>
</file>